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4.6043in"/>
    </style:style>
    <style:style style:name="co3" style:family="table-column">
      <style:table-column-properties fo:break-before="auto" style:column-width="4.8244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XLRtoB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Poweramp/XLRtoBal/XLRtoBal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0/16/2020 9:52:46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0 pF NP0/C0G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 pF NP0/C0G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 pF NP0/C0G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 nF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220 uF, 10 V electrolytic capacitor</text:p>
          </table:table-cell>
          <table:table-cell office:value-type="string" calcext:value-type="string">
            <text:p>Capacitors_THT:CP_Radial_D8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 nF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 nF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 uF, 25 V electrolytic capacitor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uF, 25 V electrolytic capacitor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nF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 nF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70 pF NP0/C0G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470 pF NP0/C0G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 pF NP0/C0G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nF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20 uF, 10 V electrolytic capacitor</text:p>
          </table:table-cell>
          <table:table-cell office:value-type="string" calcext:value-type="string">
            <text:p>Capacitors_THT:CP_Radial_D8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 nF ceramic dis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742, 12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742, 12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O Technologies IO-XLR3-F-E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4 position terminal block, or two joined two position blocks</text:p>
          </table:table-cell>
          <table:table-cell office:value-type="string" calcext:value-type="string">
            <text:p>Connectors_Terminal_Blocks:TerminalBlock_bornier-4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4 position terminal block, or two joined two position blocks</text:p>
          </table:table-cell>
          <table:table-cell office:value-type="string" calcext:value-type="string">
            <text:p>Connectors_Terminal_Blocks:TerminalBlock_bornier-4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O Technologies IO-XLR3-F-E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4 position terminal block, or two joined two position blocks</text:p>
          </table:table-cell>
          <table:table-cell office:value-type="string" calcext:value-type="string">
            <text:p>Connectors_Terminal_Blocks:TerminalBlock_bornier-4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SMA straight PCB connector</text:p>
          </table:table-cell>
          <table:table-cell office:value-type="string" calcext:value-type="string">
            <text:p>Connectors:SMA_THT_Jack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MA straight PCB connector</text:p>
          </table:table-cell>
          <table:table-cell office:value-type="string" calcext:value-type="string">
            <text:p>Connectors:SMA_THT_Jack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2 position pin header,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2 position pin header,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2 position pin header,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2 position pin header,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TIP41C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TIP42C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k8, 2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6k8, 2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k2,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2k2,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R,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R,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7,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,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HAT1200</text:p>
          </table:table-cell>
          <table:table-cell office:value-type="string" calcext:value-type="string">
            <text:p>Housings_DIP:DIP-8_W7.62mm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THAT1200</text:p>
          </table:table-cell>
          <table:table-cell office:value-type="string" calcext:value-type="string">
            <text:p>Housings_DIP:DIP-8_W7.62mm_Socket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ote, if THAT1200 is not available, INA134 or SSM2141 can be used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 this case, omit C5 and C17 and short jumpers JP1 and JP2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6T22:00:42.945000000</dc:date>
    <meta:editing-duration>PT7M39S</meta:editing-duration>
    <meta:editing-cycles>1</meta:editing-cycles>
    <meta:generator>LibreOffice/6.4.2.2$Windows_X86_64 LibreOffice_project/4e471d8c02c9c90f512f7f9ead8875b57fcb1ec3</meta:generator>
    <meta:document-statistic meta:table-count="1" meta:cell-count="182" meta:object-count="0"/>
  </office:meta>
</office:document-meta>
</file>